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e714" officeooo:paragraph-rsid="0018e714"/>
    </style:style>
    <style:style style:name="P2" style:family="paragraph" style:parent-style-name="Standard">
      <style:text-properties officeooo:rsid="00191794" officeooo:paragraph-rsid="00191794"/>
    </style:style>
    <style:style style:name="P3" style:family="paragraph" style:parent-style-name="Standard">
      <style:text-properties officeooo:rsid="001a4870" officeooo:paragraph-rsid="001a4870"/>
    </style:style>
    <style:style style:name="P4" style:family="paragraph" style:parent-style-name="Standard">
      <style:text-properties officeooo:rsid="001baed4" officeooo:paragraph-rsid="001baed4"/>
    </style:style>
    <style:style style:name="P5" style:family="paragraph" style:parent-style-name="Standard">
      <style:text-properties officeooo:rsid="001a4870" officeooo:paragraph-rsid="001dfd60"/>
    </style:style>
    <style:style style:name="P6" style:family="paragraph" style:parent-style-name="Standard">
      <style:text-properties officeooo:rsid="001a4870" officeooo:paragraph-rsid="001a4870"/>
    </style:style>
    <style:style style:name="T1" style:family="text">
      <style:text-properties officeooo:rsid="00191794"/>
    </style:style>
    <style:style style:name="T2" style:family="text">
      <style:text-properties officeooo:rsid="001dfd60"/>
    </style:style>
  </office:automatic-styles>
  <office:body>
    <office:text text:use-soft-page-breaks="true">
      <office:forms form:automatic-focus="false" form:apply-design-mode="false">
        <form:form form:name="unnamed0" form:apply-filter="true" form:control-implementation="ooo:com.sun.star.form.component.Form" office:target-frame="" xlink:href="http://quickdatausa.com/media/"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quickdatausa.com/media/"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 Page </text:p>
      <text:p text:style-name="P1"/>
      <text:p text:style-name="P1">Contact:</text:p>
      <text:p text:style-name="P1"/>
      <text:p text:style-name="P1">QuickData Media Inc.</text:p>
      <text:p text:style-name="P1">2228 Ringwood Avenue</text:p>
      <text:p text:style-name="P1">San Jose, CA 95131</text:p>
      <text:p text:style-name="P1"/>
      <text:p text:style-name="P1">Phone:</text:p>
      <text:p text:style-name="P1">Main: 408-944-0999 </text:p>
      <text:p text:style-name="P1">Text: 408-717-3390 </text:p>
      <text:p text:style-name="P1"/>
      <text:p text:style-name="P1">Office Hours:</text:p>
      <text:p text:style-name="P1">Monday to Friday, 10am to 7pm</text:p>
      <text:p text:style-name="P1"/>
      <text:p text:style-name="P1"/>
      <text:p text:style-name="P1">Your <text:span text:style-name="T1">L</text:span>ocal <text:span text:style-name="T1">P</text:span>rofessional <text:span text:style-name="T1">P</text:span>rinter –</text:p>
      <text:p text:style-name="P2">from design to all your printing needs</text:p>
      <text:p text:style-name="P2"/>
      <text:p text:style-name="P2">Since 1992, QuickData Media Inc. has been serving the Bay Area, offering printing and marketing services to clients from a wide variety of industries.</text:p>
      <text:p text:style-name="P2"/>
      <text:p text:style-name="P3">Graphic Design:</text:p>
      <text:p text:style-name="P3">Advertising</text:p>
      <text:p text:style-name="P3">Brochures, Catalogs, Data sheets</text:p>
      <text:p text:style-name="P3">Company Identities</text:p>
      <text:p text:style-name="P3">Desktop Publishing</text:p>
      <text:p text:style-name="P3"/>
      <text:p text:style-name="P3">Signs:</text:p>
      <text:p text:style-name="P3">Outdoor, Indoor, and Portable</text:p>
      <text:p text:style-name="P3"/>
      <text:p text:style-name="P3">Color Printing:</text:p>
      <text:p text:style-name="P5">Business <text:span text:style-name="T2">C</text:span>ards, Flyers, Datasheets, Catalogs, Envelopes, Letterheads, Menus, Wedding Cards</text:p>
      <text:p text:style-name="P5"/>
      <text:p text:style-name="P5">Big Format Ink Jet Output, Trade Show Exhibits, Popup Stands, Stage Back Drop</text:p>
      <text:p text:style-name="P5"/>
      <text:p text:style-name="P5">Outdoor Vinyl Banners, Window Decals, Cut Letters, Lobby and Showroom Acrylic Displays, Variable Data, Bulk Mailing Service</text:p>
      <text:p text:style-name="P3"/>
      <text:p text:style-name="P3">Promotion Items:</text:p>
      <text:p text:style-name="P3">Calendars</text:p>
      <text:p text:style-name="P3">Pens, Bags, Magnets, Post-its, T-Shirts, Mugs, Plaques, Crystal Awards, Advertising, Mailing</text:p>
      <text:p text:style-name="P3"/>
      <text:p text:style-name="P3"/>
      <text:p text:style-name="P3"/>
      <text:p text:style-name="P3"/>
      <text:p text:style-name="P4">Design Page</text:p>
      <text:p text:style-name="P4">Design</text:p>
      <text:p text:style-name="P4"><text:soft-page-break/>We have highly experienced in-house designers who quickly provide quality designs for your specific needs. Let us help you create your signs, prints, cards, books, and more. We can deliver the best final results for your project.</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5:25:12.282961273</meta:creation-date>
    <dc:date>2019-12-18T18:46:25.144992829</dc:date>
    <meta:editing-duration>PT1H40M33S</meta:editing-duration>
    <meta:editing-cycles>5</meta:editing-cycles>
    <meta:generator>LibreOffice/6.0.7.3$Linux_X86_64 LibreOffice_project/00m0$Build-3</meta:generator>
    <meta:document-statistic meta:table-count="0" meta:image-count="0" meta:object-count="0" meta:page-count="2" meta:paragraph-count="30" meta:word-count="173" meta:character-count="1180" meta:non-whitespace-character-count="1033"/>
  </office:meta>
</office:document-meta>
</file>